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06c01"/>
    </style:style>
    <style:style style:name="P2" style:family="paragraph" style:parent-style-name="Standard">
      <style:text-properties officeooo:paragraph-rsid="0001bf74"/>
    </style:style>
    <style:style style:name="P3" style:family="paragraph" style:parent-style-name="Standard">
      <style:text-properties officeooo:paragraph-rsid="0001bf74"/>
    </style:style>
    <style:style style:name="T1" style:family="text">
      <style:text-properties officeooo:rsid="0001bf74"/>
    </style:style>
    <style:style style:name="T2" style:family="text">
      <style:text-properties officeooo:rsid="0002e0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<text:span text:style-name="T2">string</text:span> : <text:a xlink:type="simple" xlink:href="py3o://function=&quot;format_date(datestring, '%d/%m/%Y')&quot;" text:style-name="Internet_20_link" text:visited-style-name="Visited_20_Internet_20_Link"><text:span text:style-name="T2">function="format_date(datestring, '%d/%m/%Y')"</text:span></text:a></text:p>
      <text:p text:style-name="P2"><text:span text:style-name="T1">Datetimestring: </text:span><text:a xlink:type="simple" xlink:href="py3o://function=&quot;format_date(datetimestring, '%d/%m/%Y %H.%M.%S')&quot;" text:style-name="Internet_20_link" text:visited-style-name="Visited_20_Internet_20_Link"><text:span text:style-name="T1">function="format_date(datetimestring, '%d/%m/%Y %H.%M.%S')"</text:span></text:a></text:p>
      <text:p text:style-name="P2"><text:span text:style-name="T1">Datestring2: </text:span><text:a xlink:type="simple" xlink:href="py3o://function=&quot;format_date(datestring2)&quot;" text:style-name="Internet_20_link" text:visited-style-name="Visited_20_Internet_20_Link"><text:span text:style-name="T1">function="format_date(datestring2)"</text:span></text:a></text:p>
      <text:p text:style-name="P2"><text:span text:style-name="T1">Datetime: </text:span><text:a xlink:type="simple" xlink:href="py3o://function=&quot;format_date(datetime)&quot;" text:style-name="Internet_20_link" text:visited-style-name="Visited_20_Internet_20_Link"><text:span text:style-name="T1">function="format_date(datetime)"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5-11-09T12:01:07.916007671</meta:creation-date>
    <dc:date>2015-11-10T17:12:48.341297312</dc:date>
    <dc:creator>Anael Lorimier</dc:creator>
    <meta:editing-duration>PT11M50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4" meta:word-count="12" meta:character-count="224" meta:non-whitespace-character-count="216"/>
  </office:meta>
</office:document-meta>
</file>